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85d" officeooo:paragraph-rsid="0004085d"/>
    </style:style>
    <style:style style:name="P2" style:family="paragraph" style:parent-style-name="Standard">
      <style:text-properties officeooo:rsid="0004085d" officeooo:paragraph-rsid="0004085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f9860" officeooo:paragraph-rsid="000f986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2bae5" officeooo:paragraph-rsid="0012bae5" style:font-weight-asian="bold" style:font-weight-complex="bold"/>
    </style:style>
    <style:style style:name="P5" style:family="paragraph" style:parent-style-name="Standard">
      <style:text-properties fo:font-weight="bold" officeooo:rsid="0012bae5" officeooo:paragraph-rsid="0012bae5" style:font-weight-asian="bold" style:font-weight-complex="bold"/>
    </style:style>
    <style:style style:name="P6" style:family="paragraph" style:parent-style-name="Standard">
      <style:text-properties fo:font-weight="bold" officeooo:rsid="00132d93" officeooo:paragraph-rsid="00132d9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108891" officeooo:paragraph-rsid="00108891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2bae5" officeooo:paragraph-rsid="0012bae5" style:font-weight-asian="normal" style:font-weight-complex="normal"/>
    </style:style>
    <style:style style:name="P9" style:family="paragraph" style:parent-style-name="Standard">
      <style:text-properties officeooo:rsid="0006b808" officeooo:paragraph-rsid="0012bae5"/>
    </style:style>
    <style:style style:name="P10" style:family="paragraph" style:parent-style-name="Standard">
      <style:text-properties officeooo:rsid="00132d93" officeooo:paragraph-rsid="00153a06"/>
    </style:style>
    <style:style style:name="T1" style:family="text">
      <style:text-properties officeooo:rsid="00108891"/>
    </style:style>
    <style:style style:name="T2" style:family="text">
      <style:text-properties officeooo:rsid="001239b2"/>
    </style:style>
    <style:style style:name="T3" style:family="text">
      <style:text-properties officeooo:rsid="00153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Schema della S</text:span>trategia <text:span text:style-name="T2">con esempi</text:span></text:p>
      <text:p text:style-name="P7"/>
      <text:p text:style-name="P8"/>
      <text:p text:style-name="P4">A)</text:p>
      <text:p text:style-name="P1">BTC – USDT = 100</text:p>
      <text:p text:style-name="P1">BTC – BUSD = 101</text:p>
      <text:p text:style-name="P1"/>
      <text:p text:style-name="P1"/>
      <text:p text:style-name="P5">B)</text:p>
      <text:p text:style-name="P1">se la differenza ci soddisfa</text:p>
      <text:p text:style-name="P1">buy limit BTC – USDT </text:p>
      <text:p text:style-name="P1"/>
      <text:p text:style-name="P9">se l’ordine non e’ stato fillato in </text:p>
      <text:p text:style-name="P9">30 secondi cancella l’ordine e fanne partire un altro</text:p>
      <text:p text:style-name="P1">l’ordine e’ fillato? </text:p>
      <text:p text:style-name="P1">NO → aspetta</text:p>
      <text:p text:style-name="P1"/>
      <text:p text:style-name="P5">C)</text:p>
      <text:p text:style-name="P1">SI → sell limit BTC – BUSD </text:p>
      <text:p text:style-name="P1"/>
      <text:p text:style-name="P1"/>
      <text:p text:style-name="P6">D)</text:p>
      <text:p text:style-name="P10">Compra USDT con BUSD una volta che <text:s/>BUSD/ <text:span text:style-name="T3">( </text:span>USDT<text:span text:style-name="T3">+ </text:span>BUSD<text:span text:style-name="T3">)</text:span> &lt; 0.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AFE</text:p>
      <text:p text:style-name="P1">btc candelone in negativ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9:39:27.006548004</meta:creation-date>
    <dc:date>2022-02-09T10:45:47.031657673</dc:date>
    <meta:editing-duration>PT11M17S</meta:editing-duration>
    <meta:editing-cycles>13</meta:editing-cycles>
    <meta:generator>LibreOffice/7.2.3.2$Linux_X86_64 LibreOffice_project/20$Build-2</meta:generator>
    <meta:document-statistic meta:table-count="0" meta:image-count="0" meta:object-count="0" meta:page-count="1" meta:paragraph-count="17" meta:word-count="72" meta:character-count="361" meta:non-whitespace-character-count="297"/>
  </office:meta>
</office:document-meta>
</file>